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ae33" officeooo:paragraph-rsid="0016ae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30T16:33:43.238026733</meta:creation-date>
    <meta:generator>LibreOffice/4.2.8.2$Linux_X86_64 LibreOffice_project/420m0$Build-2</meta:generator>
    <dc:date>2015-10-30T16:50:02.291380740</dc:date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</office:meta>
</office:document-meta>
</file>